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1d4b2"/>
    </style:style>
    <style:style style:name="P2" style:family="paragraph" style:parent-style-name="Standard" style:list-style-name="L1">
      <style:text-properties fo:language="ru" fo:country="RU" officeooo:rsid="0001d4b2" officeooo:paragraph-rsid="0001d4b2"/>
    </style:style>
    <style:style style:name="P3" style:family="paragraph" style:parent-style-name="Standard" style:list-style-name="L1">
      <style:text-properties fo:language="en" fo:country="US" officeooo:rsid="0001d4b2" officeooo:paragraph-rsid="0001d4b2"/>
    </style:style>
    <style:style style:name="T1" style:family="text">
      <style:text-properties fo:language="en" fo:country="US"/>
    </style:style>
    <style:style style:name="T2" style:family="text">
      <style:text-properties fo:language="ru" fo:country="RU" officeooo:rsid="0001d4b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509001999616231334" text:style-name="L1">
        <text:list-item>
          <text:p text:style-name="P1"><text:span text:style-name="T2">Введение.</text:span></text:p>
          <text:list>
            <text:list-item>
              <text:p text:style-name="P2">Что такое <text:span text:style-name="T1">AutoIt </text:span>и зачем он нужен.</text:p>
            </text:list-item>
            <text:list-item>
              <text:p text:style-name="P2">Среда разработки и справка.</text:p>
            </text:list-item>
            <text:list-item>
              <text:p text:style-name="P2">Типы данных.</text:p>
            </text:list-item>
            <text:list-item>
              <text:p text:style-name="P2">Основные функции.</text:p>
            </text:list-item>
            <text:list-item>
              <text:p text:style-name="P3">WinAPI.</text:p>
            </text:list-item>
          </text:list>
        </text:list-item>
        <text:list-item>
          <text:p text:style-name="P2">Автоматизация рутинных задач в <text:span text:style-name="T1">Windows.</text:span></text:p>
        </text:list-item>
        <text:list-item>
          <text:p text:style-name="P2">Пишем бота на <text:span text:style-name="T1">Lineage II.</text:span></text:p>
        </text:list-item>
        <text:list-item>
          <text:p text:style-name="P2">«Грабим» <text:span text:style-name="T1">2GIS </text:span>и делаем <text:span text:style-name="T1">emal-</text:span>рассылку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57S</meta:editing-duration>
    <meta:editing-cycles>3</meta:editing-cycles>
    <meta:generator>LibreOffice/4.3.4.1$Windows_x86 LibreOffice_project/bc356b2f991740509f321d70e4512a6a54c5f243</meta:generator>
    <dc:date>2015-05-15T17:31:34.341000000</dc:date>
    <meta:document-statistic meta:table-count="0" meta:image-count="0" meta:object-count="0" meta:page-count="1" meta:paragraph-count="9" meta:word-count="41" meta:character-count="225" meta:non-whitespace-character-count="202"/>
    <meta:user-defined meta:name="Info 1"/>
    <meta:user-defined meta:name="Info 2"/>
    <meta:user-defined meta:name="Info 3"/>
    <meta:user-defined meta:name="Info 4"/>
  </office:meta>
</office:document-meta>
</file>